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rsid="001fd634" officeooo:paragraph-rsid="001fd634"/>
    </style:style>
    <style:style style:name="P2" style:family="paragraph" style:parent-style-name="Standard">
      <style:text-properties fo:font-weight="bold" officeooo:rsid="0021812c" officeooo:paragraph-rsid="0021812c" style:font-weight-asian="bold" style:font-weight-complex="bold"/>
    </style:style>
    <style:style style:name="P3" style:family="paragraph" style:parent-style-name="Standard">
      <style:text-properties fo:font-weight="bold" officeooo:rsid="00266d44" officeooo:paragraph-rsid="00266d44" style:font-weight-asian="bold" style:font-weight-complex="bold"/>
    </style:style>
    <style:style style:name="P4" style:family="paragraph" style:parent-style-name="Standard">
      <style:text-properties fo:font-weight="bold" officeooo:rsid="00290ab0" officeooo:paragraph-rsid="00290ab0" style:font-weight-asian="bold" style:font-weight-complex="bold"/>
    </style:style>
    <style:style style:name="P5" style:family="paragraph" style:parent-style-name="Standard">
      <style:text-properties fo:font-weight="normal" officeooo:rsid="002e130b" officeooo:paragraph-rsid="002e130b" style:font-weight-asian="normal" style:font-weight-complex="normal"/>
    </style:style>
    <style:style style:name="P6" style:family="paragraph" style:parent-style-name="Standard">
      <style:text-properties officeooo:rsid="00226ea6" officeooo:paragraph-rsid="00226ea6"/>
    </style:style>
    <style:style style:name="P7" style:family="paragraph" style:parent-style-name="Standard">
      <style:text-properties officeooo:rsid="0022c163" officeooo:paragraph-rsid="0022c163"/>
    </style:style>
    <style:style style:name="P8" style:family="paragraph" style:parent-style-name="Standard">
      <style:text-properties officeooo:rsid="0024c853" officeooo:paragraph-rsid="0024c853"/>
    </style:style>
    <style:style style:name="P9" style:family="paragraph" style:parent-style-name="Standard">
      <style:paragraph-properties fo:text-align="start" style:justify-single-word="false"/>
      <style:text-properties officeooo:rsid="0024c853" officeooo:paragraph-rsid="0024c853"/>
    </style:style>
    <style:style style:name="P10" style:family="paragraph" style:parent-style-name="Standard">
      <style:paragraph-properties fo:text-align="start" style:justify-single-word="false"/>
      <style:text-properties officeooo:rsid="002e130b" officeooo:paragraph-rsid="002e130b"/>
    </style:style>
    <style:style style:name="P11" style:family="paragraph" style:parent-style-name="Standard">
      <style:paragraph-properties fo:text-align="start" style:justify-single-word="false"/>
      <style:text-properties officeooo:rsid="002e130b" officeooo:paragraph-rsid="002f3eb5"/>
    </style:style>
    <style:style style:name="P12" style:family="paragraph" style:parent-style-name="List_20_Paragraph">
      <style:paragraph-properties fo:margin-left="0in" fo:margin-right="0in" fo:line-height="200%" fo:text-align="start" style:justify-single-word="false" fo:text-indent="0in" style:auto-text-indent="false"/>
      <style:text-properties officeooo:rsid="002e130b" officeooo:paragraph-rsid="002f3eb5"/>
    </style:style>
    <style:style style:name="P13" style:family="paragraph" style:parent-style-name="List_20_Paragraph">
      <style:paragraph-properties fo:margin-left="0in" fo:margin-right="0in" fo:line-height="200%" fo:text-align="start" style:justify-single-word="false" fo:text-indent="0in" style:auto-text-indent="false"/>
      <style:text-properties officeooo:rsid="002f3eb5" officeooo:paragraph-rsid="002f3eb5"/>
    </style:style>
    <style:style style:name="T1" style:family="text">
      <style:text-properties fo:font-weight="bold" style:font-weight-asian="bold" style:font-weight-complex="bold"/>
    </style:style>
    <style:style style:name="T2" style:family="text">
      <style:text-properties fo:font-weight="bold" officeooo:rsid="002450bf" style:font-weight-asian="bold" style:font-weight-complex="bold"/>
    </style:style>
    <style:style style:name="T3" style:family="text">
      <style:text-properties officeooo:rsid="0021812c"/>
    </style:style>
    <style:style style:name="T4" style:family="text">
      <style:text-properties fo:font-weight="normal" style:font-weight-asian="normal" style:font-weight-complex="normal"/>
    </style:style>
    <style:style style:name="T5" style:family="text">
      <style:text-properties fo:font-weight="normal" officeooo:rsid="0022c163" style:font-weight-asian="normal" style:font-weight-complex="normal"/>
    </style:style>
    <style:style style:name="T6" style:family="text">
      <style:text-properties fo:font-weight="normal" officeooo:rsid="002450bf" style:font-weight-asian="normal" style:font-weight-complex="normal"/>
    </style:style>
    <style:style style:name="T7" style:family="text">
      <style:text-properties fo:font-weight="normal" officeooo:rsid="0024c853" style:font-weight-asian="normal" style:font-weight-complex="normal"/>
    </style:style>
    <style:style style:name="T8" style:family="text">
      <style:text-properties fo:font-weight="normal" officeooo:rsid="00282c5d" style:font-weight-asian="normal" style:font-weight-complex="normal"/>
    </style:style>
    <style:style style:name="T9" style:family="text">
      <style:text-properties fo:font-weight="normal" officeooo:rsid="002a0c59" style:font-weight-asian="normal" style:font-weight-complex="normal"/>
    </style:style>
    <style:style style:name="T10" style:family="text">
      <style:text-properties fo:font-weight="normal" officeooo:rsid="002c1907" style:font-weight-asian="normal" style:font-weight-complex="normal"/>
    </style:style>
    <style:style style:name="T11" style:family="text">
      <style:text-properties fo:font-weight="normal" officeooo:rsid="002f3eb5" style:font-weight-asian="normal" style:font-weight-complex="normal"/>
    </style:style>
    <style:style style:name="T12" style:family="text">
      <style:text-properties style:font-name="Times New Roman" fo:font-size="12pt" fo:font-weight="normal" style:font-size-asian="12pt" style:font-weight-asian="normal" style:font-name-complex="Times New Roman1" style:font-size-complex="12pt" style:font-weight-complex="normal"/>
    </style:style>
    <style:style style:name="T13" style:family="text">
      <style:text-properties style:font-name="Times New Roman" fo:font-size="12pt" fo:font-weight="normal" officeooo:rsid="002f3eb5" style:font-size-asian="12pt" style:font-weight-asian="normal" style:font-name-complex="Times New Roman1" style:font-size-complex="12pt" style:font-weight-complex="normal"/>
    </style:style>
    <style:style style:name="T14" style:family="text">
      <style:text-properties style:font-name="Times New Roman" fo:font-size="12pt" fo:font-weight="normal" officeooo:rsid="002a0c59" style:font-size-asian="12pt" style:font-weight-asian="normal" style:font-name-complex="Times New Roman1"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tab/><text:tab/><text:tab/><text:span text:style-name="T1">PATA SPACE PROJECT PROPOSAL</text:span></text:p>
      <text:p text:style-name="P1"/>
      <text:p text:style-name="P1">Title: <text:tab/><text:tab/><text:tab/>pata space</text:p>
      <text:p text:style-name="P1">Name: </text:p>
      <text:p text:style-name="P1">course: <text:s text:c="3"/><text:span text:style-name="T3">MATHEMATICS AND COMPUTING</text:span></text:p>
      <text:p text:style-name="P1"/>
      <text:p text:style-name="P3">Introduction</text:p>
      <text:p text:style-name="P2"/>
      <text:p text:style-name="P6"><text:span text:style-name="T4">In a country like Kenya, rural to urban migration is becoming rampant as most people are moving to towns for search of jobs. In this case, businesses are also growing sending people to look for better housing and office spaces in towns. Search for house and office spaces in towns is a tedious job as most of the people <text:s/>have to travel for long distances and </text:span><text:span text:style-name="T5">area to area, house to house</text:span><text:span text:style-name="T4"> looking for a house and prices may also not be clear. Although there are other housing and space systems have been made, they have not been able to help many people due to the number of spammers in the systems and </text:span><text:span text:style-name="T5">there ha</text:span><text:span text:style-name="T7">s</text:span><text:span text:style-name="T5"> no been <text:s/></text:span><text:span text:style-name="T7">a </text:span><text:span text:style-name="T5">clear way of dealing with them. </text:span></text:p>
      <text:p text:style-name="P7"><text:span text:style-name="T4">That’s why I came up with the Pata Space system that links the landlord owner of the house or office, the customer and we the Pata space management. In this system, we the Pata Space management get to meet with the owner or top management of each house </text:span><text:span text:style-name="T6">or office and </text:span><text:span text:style-name="T2">enter into an agreement with them </text:span><text:span text:style-name="T6">with them about advertising their house on our system.</text:span></text:p>
      <text:p text:style-name="P8"><text:span text:style-name="T6">M</text:span><text:span text:style-name="T4">eeting the owner of the house and sealing the agreement is to make sure that whatever is posted in our system </text:span><text:span text:style-name="T8">by the agent</text:span><text:span text:style-name="T4"> is legit information from </text:span><text:span text:style-name="T8">him/her</text:span><text:span text:style-name="T4"> and also discourages spammers. </text:span></text:p>
      <text:p text:style-name="P8"><text:span text:style-name="T4"/></text:p>
      <text:p text:style-name="P4">Problem definition</text:p>
      <text:p text:style-name="P9"><text:span text:style-name="T9">With the increasing demand for houses and office space in the cities, this also comes with the increasing of <text:s/>online spammers and false agents who gives you false promises on housing and end up charging you excessively. The online spammers will post false pictures about their offices or houses and upon agreement with the client on meeting them, the houses will not be as pretty or legit as they appeared on the picture. <text:s/>This leaves the client unhappy and not trustful to the website and so much </text:span><text:span text:style-name="T10">is</text:span><text:span text:style-name="T9"> time wasted.</text:span></text:p>
      <text:p text:style-name="P10"><text:span text:style-name="T9"/></text:p>
      <text:p text:style-name="P11"><text:span text:style-name="T9">A</text:span><text:span text:style-name="T4">nother problem is tarmacking. People spend so much time tarmacking looking for a better house or office. </text:span><text:span text:style-name="T11">Chances are, they may end up getting the house or not getting and this is a great dimerit to them especially if they’re working as time is not enough. <text:s/>Furthermore, </text:span><text:span text:style-name="T13">Customers also lack a way to compare houses and offices before <text:s/>deciding to settle on one.</text:span></text:p>
      <text:p text:style-name="P13"><text:span text:style-name="T14">T</text:span><text:span text:style-name="T12">o address the above problems, I sought to conduct a research that will see into it that a system that ensures </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font-name-complex="F" style:font-family-generic-complex="system" style:font-pitch-complex="variable" style:font-size-complex="11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6T13:08:49.441166998</meta:creation-date>
    <meta:generator>LibreOffice/6.0.7.3$Linux_X86_64 LibreOffice_project/00m0$Build-3</meta:generator>
    <dc:date>2020-01-16T16:58:33.910410443</dc:date>
    <meta:editing-duration>PT1H33M57S</meta:editing-duration>
    <meta:editing-cycles>8</meta:editing-cycles>
    <meta:document-statistic meta:table-count="0" meta:image-count="0" meta:object-count="0" meta:page-count="1" meta:paragraph-count="12" meta:word-count="412" meta:character-count="2306" meta:non-whitespace-character-count="1887"/>
  </office:meta>
</office:document-meta>
</file>